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5" svg:font-family="Arial"/>
    <style:font-face style:name="OpenSymbol" svg:font-family="OpenSymbol"/>
    <style:font-face style:name="Arial2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Text_20_body" style:list-style-name="Bullets_2c__20_diamond"/>
    <style:style style:name="P2" style:family="paragraph" style:parent-style-name="Text_20_body" style:list-style-name="Bullets_2c__20_diamond">
      <style:text-properties fo:font-weight="bold" style:font-weight-asian="bold" style:font-weight-complex="bold"/>
    </style:style>
    <style:style style:name="P3" style:family="paragraph" style:parent-style-name="Title" style:master-page-name="Portrait_2c__20_3_2f_4_22__20_margins">
      <style:paragraph-properties style:page-number="auto"/>
    </style:style>
    <style:style style:name="T1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pl.py</text:p>
      <text:p text:style-name="Subtitle"><text:a xlink:type="simple" xlink:href="mailto:someonesdad1@gmail.com" text:style-name="Internet_20_link" text:visited-style-name="Visited_20_Internet_20_Link">someonesdad1@gmail.com</text:a> 12 May 2021</text:p>
      <text:p text:style-name="Text_20_body">The <text:span text:style-name="Code">repl.py</text:span> script provides a REPL (read, evaluate, print, loop) construct similar to the python interpreter. <text:s/>I use this REPL as an interactive calculator and python expression evaluator. <text:s/>On the surface, its use looks similar to a typical python interactive session. <text:s/>Here's an example that calculates the side of a triangle using the expression <text:span text:style-name="Code">29.77*sin(radians(34.5))</text:span>:</text:p>
      <text:p text:style-name="Code">def Side(hypotenuse, angle_degrees):</text:p>
      <text:p text:style-name="Code"><text:s text:c="4"/>return hypotenuse*sin(radians(angle_degrees))</text:p>
      <text:p text:style-name="Code"/>
      <text:p text:style-name="Code">from math import pi, sin, radians</text:p>
      <text:p text:style-name="Code">hy = 29.77</text:p>
      <text:p text:style-name="Code">theta = 34.5 <text:s text:c="3"/># Degrees</text:p>
      <text:p text:style-name="Code_2c__20_comment_20__28_different_20_color_29_">Side(hy, theta)</text:p>
      <text:p text:style-name="Code"/>
      <text:p text:style-name="Code"># Now use a flt</text:p>
      <text:p text:style-name="Code">from f import flt</text:p>
      <text:p text:style-name="Code">hy = flt(29.77)</text:p>
      <text:p text:style-name="Code">hy.f = True</text:p>
      <text:p text:style-name="Code">hy.c = True</text:p>
      <text:p text:style-name="Code_2c__20_comment_20__28_different_20_color_29_">Side(hy, theta)</text:p>
      <text:p text:style-name="Code"/>
      <text:p text:style-name="Text_20_body">Running this code in the standard python interpreter gave</text:p>
      <text:p text:style-name="Terminal_2c__20_white">Python 3.7.7 (default, Apr 10 2020, 13:49:17)</text:p>
      <text:p text:style-name="Terminal_2c__20_white">[GCC 9.3.0] on cygwin</text:p>
      <text:p text:style-name="Terminal_2c__20_white">Type "help", "copyright", "credits" or "license" for more information.</text:p>
      <text:p text:style-name="Terminal_2c__20_white">&gt;&gt;&gt; def Side(hypotenuse, angle_degrees):</text:p>
      <text:p text:style-name="Terminal_2c__20_white">... <text:s text:c="4"/>return hypotenuse*sin(radians(angle_degrees))</text:p>
      <text:p text:style-name="Terminal_2c__20_white">...</text:p>
      <text:p text:style-name="Terminal_2c__20_white">&gt;&gt;&gt; from math import pi, sin, radians</text:p>
      <text:p text:style-name="Terminal_2c__20_white">&gt;&gt;&gt; hy = 29.77</text:p>
      <text:p text:style-name="Terminal_2c__20_white">&gt;&gt;&gt; theta = 34.5 <text:s text:c="3"/># Degrees</text:p>
      <text:p text:style-name="Terminal_2c__20_white">&gt;&gt;&gt; Side(hy, theta)</text:p>
      <text:p text:style-name="Terminal_2c__20_white">16.861913673252275</text:p>
      <text:p text:style-name="Terminal_2c__20_white">&gt;&gt;&gt;</text:p>
      <text:p text:style-name="Terminal_2c__20_white">&gt;&gt;&gt; # Now use a flt</text:p>
      <text:p text:style-name="Terminal_2c__20_white">&gt;&gt;&gt; from f import flt</text:p>
      <text:p text:style-name="Terminal_2c__20_white">hy = flt(29.77)</text:p>
      <text:p text:style-name="Terminal_2c__20_white">hy.f = True</text:p>
      <text:p text:style-name="Terminal_2c__20_white">hy.c = True</text:p>
      <text:p text:style-name="Terminal_2c__20_white">Side(hy, theta)&gt;&gt;&gt; hy = flt(29.77)</text:p>
      <text:p text:style-name="Terminal_2c__20_white">&gt;&gt;&gt; hy.f = True</text:p>
      <text:p text:style-name="Terminal_2c__20_white">&gt;&gt;&gt; hy.c = True</text:p>
      <text:p text:style-name="Terminal_2c__20_white">&gt;&gt;&gt; Side(hy, theta)</text:p>
      <text:p text:style-name="Terminal_2c__20_green">16.9</text:p>
      <text:p text:style-name="Terminal_2c__20_white_2c__20_end">&gt;&gt;&gt;</text:p>
      <text:p text:style-name="Text_20_body">Running this code in <text:span text:style-name="Code">repl.py</text:span> produces the following output:</text:p>
      <text:p text:style-name="Terminal_2c__20_white">[python 3.7.7 13May2021 04:31:46 pm Thu] <text:s/>q to quit, h for help</text:p>
      <text:p text:style-name="Terminal_2c__20_white"><text:span text:style-name="Terminal_2c__20_white_20_text_20_on_20_blue">&gt;&gt;&gt;</text:span> &lt; x</text:p>
      <text:p text:style-name="Terminal_2c__20_white"><text:span text:style-name="Terminal_2c__20_white_20_text_20_on_20_blue">&gt;&gt;&gt;</text:span> r</text:p>
      <text:p text:style-name="Terminal_2c__20_white">16.861913673252275</text:p>
      <text:p text:style-name="Terminal_2c__20_green">16.9</text:p>
      <text:p text:style-name="Terminal_2c__20_white_2c__20_end"><text:span text:style-name="Terminal_2c__20_white_20_text_20_on_20_blue">&gt;&gt;&gt;</text:span> q</text:p>
      <text:p text:style-name="Text_20_body">Some differences are:</text:p>
      <text:list xml:id="list3402630955142514992" text:style-name="Bullets_2c__20_diamond">
        <text:list-item>
          <text:p text:style-name="P1">The <text:span text:style-name="Code">&lt; x</text:span> line is used to read the above lines of code from a file into the buffer.</text:p>
        </text:list-item>
        <text:list-item>
          <text:p text:style-name="P1">The <text:span text:style-name="Code">r</text:span> command runs the code in the buffer.</text:p>
        </text:list-item>
        <text:list-item>
          <text:p text:style-name="P1">Only the red lines in the above listing produce output in <text:span text:style-name="Code">repl.py</text:span>.</text:p>
        </text:list-item>
        <text:list-item>
          <text:p text:style-name="P1"><text:soft-page-break/>The first number printed in standard python is a float that is printed to full resolution.</text:p>
        </text:list-item>
        <text:list-item>
          <text:p text:style-name="P1">The green number is a <text:span text:style-name="Code">flt</text:span> type, which has its color attribute set to <text:span text:style-name="Code">True</text:span> (<text:span text:style-name="Code">hy.c</text:span>) and the flip attribute <text:span text:style-name="Code">hy.f</text:span> set to <text:span text:style-name="Code">True</text:span>, which interchanges <text:span text:style-name="Code">str()</text:span> and <text:span text:style-name="Code">repr()</text:span> output for use in the interactive interpreter and debugger.</text:p>
        </text:list-item>
        <text:list-item>
          <text:p text:style-name="P1">The <text:span text:style-name="Code">repl.py</text:span> prompt uses <text:span text:style-name="Terminal_2c__20_white_20_text_20_on_20_blue"><text:span text:style-name="T1">&gt;&gt;&gt;</text:span></text:span> instead of <text:span text:style-name="Code">&gt;&gt;&gt;</text:span>.</text:p>
        </text:list-item>
        <text:list-item>
          <text:p text:style-name="P1">The floating point result is in color and is shown to 3 significant figures.</text:p>
        </text:list-item>
        <text:list-item>
          <text:p text:style-name="P1">The command <text:span text:style-name="Code">q</text:span> causes the script to exit.</text:p>
        </text:list-item>
        <text:list-item>
          <text:p text:style-name="P1">Help specific to <text:span text:style-name="Code">repl.py</text:span> can be gotten with the command <text:span text:style-name="Code">h</text:span>.</text:p>
        </text:list-item>
      </text:list>
      <text:p text:style-name="Text_20_body">The desire of being able to use <text:span text:style-name="Code">q</text:span> to quit the interpreter was what led me to find out how the interpreter works. <text:s/>I found out about the <text:span text:style-name="Code">code</text:span> module. <text:s/>In fact, if you go to <text:span text:style-name="Code">/usr/lib/python3.7</text:span> and run <text:span text:style-name="Code">python code.py</text:span>, you'll get an interactive session that is nearly identical to interactive python. <text:s/>The only difference is you'll see <text:span text:style-name="Code">(InteractiveConsole)</text:span> on its own line, telling you that it's actually being controlled by the <text:span text:style-name="Code">interact</text:span> method of <text:span text:style-name="Code">code.InteractiveConsole</text:span>. <text:s/>The <text:span text:style-name="Code">repl.py</text:span> script uses an <text:span text:style-name="Code">InteractiveConsole</text:span> instance from <text:span text:style-name="Code">code.py</text:span> for its functionality.</text:p>
      <text:p text:style-name="Text_20_body">Once I saw how one could build their own REPL functionality with the <text:span text:style-name="Code">code</text:span> module, it was worth the effort of designing and building my own. <text:s/></text:p>
      <text:h text:style-name="Heading_20_1" text:outline-level="1">Ideas</text:h>
      <text:list xml:id="list26688731" text:continue-numbering="true" text:style-name="Bullets_2c__20_diamond">
        <text:list-item>
          <text:p text:style-name="P1">Use <text:span text:style-name="Code">import repl</text:span> at the end of a script to simulate running the script with <text:span text:style-name="Code">python -i</text:span>.</text:p>
        </text:list-item>
        <text:list-item>
          <text:p text:style-name="P1">Numbers: <text:s/>flt, cpx, dec, frc, unc, mpf, mpc. <text:s/>Could they all be made to take a physical unit? </text:p>
          <text:list>
            <text:list-item>
              <text:p text:style-name="P1">Maybe only flt and cpx need to. <text:s/>Nice to have unc too.</text:p>
            </text:list-item>
          </text:list>
        </text:list-item>
      </text:list>
      <text:h text:style-name="Heading_20_1" text:outline-level="1">repl.py Features</text:h>
      <text:list xml:id="list26671327" text:continue-numbering="true" text:style-name="Bullets_2c__20_diamond">
        <text:list-item>
          <text:p text:style-name="P2">Floating point and complex numbers</text:p>
          <text:list>
            <text:list-item>
              <text:p text:style-name="P1">Uses <text:span text:style-name="Code">flt</text:span> and <text:span text:style-name="Code">cpx</text:span> numbers, derived from float and complex, respectively. <text:s/>Their primary purpose is to avoid showing too many digits in their string representions. <text:s/>You can set the number of significant figures you want to see.</text:p>
            </text:list-item>
            <text:list-item>
              <text:p text:style-name="P1"><text:span text:style-name="Code">flt</text:span> and <text:span text:style-name="Code">cpx</text:span> numbers are printed to the screen in color to help you identify them.</text:p>
            </text:list-item>
            <text:list-item>
              <text:p text:style-name="P1">You can choose the type of formatting to use for <text:span text:style-name="Code">flt</text:span> and <text:span text:style-name="Code">cpx</text:span> numbers: <text:s/>fixed point, scientific, and engineering. <text:s/></text:p>
            </text:list-item>
            <text:list-item>
              <text:p text:style-name="P1"><text:span text:style-name="Code">math</text:span> and <text:span text:style-name="Code">cmath</text:span> modules' symbols are in scope. <text:s/></text:p>
              <text:list>
                <text:list-item>
                  <text:p text:style-name="P1">You can call common functions with either <text:span text:style-name="Code">flt</text:span> or <text:span text:style-name="Code">cpx</text:span> arguments and the correct module's function is called.</text:p>
                </text:list-item>
              </text:list>
            </text:list-item>
            <text:list-item>
              <text:p text:style-name="P1">See <text:a xlink:type="simple" xlink:href="#2.flt/cpx|outline" text:style-name="Internet_20_link" text:visited-style-name="Visited_20_Internet_20_Link">flt/cpx</text:a> for more details.</text:p>
            </text:list-item>
          </text:list>
        </text:list-item>
        <text:list-item>
          <text:p text:style-name="P2">Other number types</text:p>
          <text:list>
            <text:list-item>
              <text:p text:style-name="P1">The <text:a xlink:type="simple" xlink:href="http://mpmath.org/doc/current/index.html" text:style-name="Internet_20_link" text:visited-style-name="Visited_20_Internet_20_Link">mpmath</text:a> library's <text:span text:style-name="Code">mpf</text:span> and <text:span text:style-name="Code">mpc</text:span> types are supported if mpmath is installed.</text:p>
              <text:list>
                <text:list-item>
                  <text:p text:style-name="P1"><text:span text:style-name="Code">mpmath</text:span> is imported, so you have access to its features and special functions.</text:p>
                </text:list-item>
              </text:list>
            </text:list-item>
            <text:list-item>
              <text:p text:style-name="P1">The python <text:a xlink:type="simple" xlink:href="http://pythonhosted.org/uncertainties/" text:style-name="Internet_20_link" text:visited-style-name="Visited_20_Internet_20_Link">uncertainties</text:a> module is supported if it is installed, letting you do calcuations with random variables using linear uncertainty propagation.</text:p>
            </text:list-item>
            <text:list-item>
              <text:p text:style-name="P1">Python's <text:span text:style-name="Code">decimal.Decimal</text:span> numbers are supported and use the shorthand <text:span text:style-name="Code">D</text:span>.</text:p>
            </text:list-item>
            <text:list-item>
              <text:p text:style-name="P1">Python's <text:span text:style-name="Code">fractions.Fraction</text:span> objects are supported and use the shorthand <text:span text:style-name="Code">F</text:span>.</text:p>
            </text:list-item>
            <text:list-item>
              <text:p text:style-name="P1">The <text:span text:style-name="Code">Zn</text:span> class supports n-bit signed and unsigned integers.</text:p>
              <text:list>
                <text:list-item>
                  <text:p text:style-name="P1">These can be used to simulate arithmetic on a processor with a fixed number of bits.</text:p>
                </text:list-item>
                <text:list-item>
                  <text:p text:style-name="P1">Their operations are closed with binary operations with python integers.</text:p>
                </text:list-item>
                <text:list-item>
                  <text:p text:style-name="P1"><text:soft-page-break/>You can change the number of bits (<text:span text:style-name="Code">n</text:span> attribute) and the signed/unsigned attribute (<text:span text:style-name="Code">s</text:span> attribute).</text:p>
                </text:list-item>
                <text:list-item>
                  <text:p text:style-name="P1">They are derived from integers, so they are technically immutable. <text:s/>However, the <text:span text:style-name="Code">i</text:span> attribute if <text:span text:style-name="Code">False</text:span> lets you change the <text:span text:style-name="Code">n</text:span> and <text:span text:style-name="Code">s</text:span> attributes, which affect how their <text:span text:style-name="Code">str()</text:span> and <text:span text:style-name="Code">repr()</text:span> methods work. </text:p>
                </text:list-item>
                <text:list-item>
                  <text:p text:style-name="P1">Any <text:span text:style-name="Code">Zn</text:span> instance is a factory for a new <text:span text:style-name="Code">Zn</text:span> object of the same number of bits and signed/unsigned type. <text:s/>Just call the number's symbol as if it was a function.</text:p>
                </text:list-item>
              </text:list>
            </text:list-item>
          </text:list>
        </text:list-item>
        <text:list-item>
          <text:p text:style-name="P2">Buffers</text:p>
          <text:list>
            <text:list-item>
              <text:p text:style-name="P1">A buffer can contain python code and can be edited with your editor.</text:p>
            </text:list-item>
            <text:list-item>
              <text:p text:style-name="P1">You can execute the buffer's contents with the <text:span text:style-name="Code">r</text:span> command.</text:p>
            </text:list-item>
          </text:list>
        </text:list-item>
        <text:list-item>
          <text:p text:style-name="P1">Command history, command editing, and tab-completion are supported if your python installation supports them. <text:s/></text:p>
        </text:list-item>
        <text:list-item>
          <text:p text:style-name="P1">Matrix and vector operations are supported.</text:p>
        </text:list-item>
        <text:list-item>
          <text:p text:style-name="P1">New commands are easy to add.</text:p>
        </text:list-item>
        <text:list-item>
          <text:p text:style-name="P1">Error messages are printed in color to make them stand out.</text:p>
        </text:list-item>
        <text:list-item>
          <text:p text:style-name="P2">Units</text:p>
          <text:list>
            <text:list-item>
              <text:p text:style-name="P1">Physical units are supported by the <text:span text:style-name="Code">u.py</text:span> module.</text:p>
            </text:list-item>
            <text:list-item>
              <text:p text:style-name="P1">This is a lightweight tool that lets you convert things to SI units for internal calculations, then convert back to your problem's units at the end of calculations.</text:p>
            </text:list-item>
          </text:list>
        </text:list-item>
        <text:list-item>
          <text:p text:style-name="P1"/>
        </text:list-item>
      </text:list>
      <text:h text:style-name="Heading_20_1" text:outline-level="1">flt/cpx</text:h>
      <text:p text:style-name="Text_20_body"/>
      <text:h text:style-name="Heading_20_1" text:outline-level="1">Matrix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5" svg:font-family="Arial"/>
    <style:font-face style:name="OpenSymbol" svg:font-family="OpenSymbol"/>
    <style:font-face style:name="Arial2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Arial4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" fo:font-size="11pt" fo:font-weight="normal"/>
    </style:style>
    <style:style style:name="Heading" style:family="paragraph" style:parent-style-name="Standard" style:next-style-name="Text_20_body" style:class="text" style:master-page-name="">
      <style:paragraph-properties fo:margin-top="0.0598in" fo:margin-bottom="0.0598in" style:page-number="auto" fo:background-color="transparent" fo:keep-with-next="always">
        <style:background-image/>
      </style:paragraph-properties>
      <style:text-properties style:text-underline-style="none"/>
    </style:style>
    <style:style style:name="Text_20_body" style:display-name="Text body" style:family="paragraph" style:parent-style-name="Standard" style:class="text">
      <style:paragraph-properties fo:margin-left="0.2in" fo:margin-right="0in" fo:margin-top="0in" fo:margin-bottom="0.0598in" fo:text-indent="0in" style:auto-text-indent="false"/>
    </style:style>
    <style:style style:name="List" style:family="paragraph" style:parent-style-name="Text_20_body" style:class="list">
      <style:text-properties style:font-name-complex="Arial5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1pt" fo:font-style="italic" style:font-size-asian="12pt" style:font-style-asian="italic" style:font-name-complex="Arial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5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in" fo:margin-bottom="0.1in" fo:text-align="center" style:justify-single-word="false" style:page-number="auto" fo:background-color="#e6e6e6">
        <style:background-image/>
      </style:paragraph-properties>
      <style:text-properties style:font-size-rel="5pt" fo:font-weight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in" fo:margin-right="0in" fo:margin-top="0in" fo:margin-bottom="0.0799in" fo:text-align="start" style:justify-single-word="false" fo:text-indent="0in" style:auto-text-indent="false" fo:background-color="transparent">
        <style:background-image/>
      </style:paragraph-properties>
      <style:text-properties style:font-size-rel="-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0.05in" fo:margin-right="0in" fo:margin-top="0in" fo:margin-bottom="0.0799in" fo:text-indent="0in" style:auto-text-indent="false"/>
      <style:text-properties style:font-size-rel="-1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0.1in" fo:margin-right="0in" fo:margin-top="0in" fo:margin-bottom="0.0598in" fo:text-indent="0in" style:auto-text-indent="false"/>
      <style:text-properties fo:font-size="14pt" fo:font-style="normal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0.15in" fo:margin-right="0in" fo:margin-top="0.0598in" fo:margin-bottom="0.0598in" fo:text-indent="0in" style:auto-text-indent="false"/>
      <style:text-properties style:font-size-rel="-1pt" fo:font-style="italic" style:text-underline-style="solid" style:text-underline-type="double" style:text-underline-width="auto" style:text-underline-color="font-color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left="0.2in" fo:margin-right="0in" fo:margin-top="0.0598in" fo:margin-bottom="0.0598in" fo:text-indent="0in" style:auto-text-indent="false"/>
      <style:text-properties style:font-size-rel="-1pt" style:text-underline-style="wave" style:text-underline-width="auto" style:text-underline-color="font-color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left="0.25in" fo:margin-right="0in" fo:margin-top="0.0598in" fo:margin-bottom="0.0598in" fo:text-indent="0in" style:auto-text-indent="false"/>
      <style:text-properties fo:color="#666666" fo:font-size="12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left="0.3in" fo:margin-right="0in" fo:margin-top="0.0598in" fo:margin-bottom="0.0598in" fo:text-indent="0in" style:auto-text-indent="false"/>
      <style:text-properties fo:color="#666666" fo:font-size="11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left="0.35in" fo:margin-right="0in" fo:margin-top="0.0598in" fo:margin-bottom="0.0598in" fo:text-indent="0in" style:auto-text-indent="false"/>
      <style:text-properties fo:color="#666666" fo:font-size="11pt" style:text-underline-style="solid" style:text-underline-width="auto" style:text-underline-color="font-color" fo:font-weight="bold" style:font-size-asian="75%" style:font-weight-asian="bold" style:font-size-complex="75%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50%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in" fo:margin-bottom="0.5in" fo:text-align="center" style:justify-single-word="false"/>
      <style:text-properties fo:font-size="67%" fo:font-style="normal" fo:font-weight="normal" style:font-size-asian="14pt" style:font-style-asian="italic" style:font-size-complex="14pt" style:font-style-complex="italic"/>
    </style:style>
    <style:style style:name="Aside" style:family="paragraph" style:parent-style-name="Text_20_body">
      <style:paragraph-properties fo:margin-left="0.4in" fo:margin-right="0.2in" fo:text-indent="0in" style:auto-text-indent="false" fo:background-color="transparent">
        <style:background-image/>
      </style:paragraph-properties>
      <style:text-properties fo:font-size="11pt"/>
    </style:style>
    <style:style style:name="Code" style:family="paragraph" style:parent-style-name="Standard">
      <style:paragraph-properties fo:margin-left="0.4in" fo:margin-right="0in" fo:margin-top="0in" fo:margin-bottom="0in" fo:text-indent="0in" style:auto-text-indent="false"/>
      <style:text-properties fo:color="#333366" style:font-name="Lucida Console" fo:font-size="10pt" fo:language="zxx" fo:country="none" fo:font-weight="bold"/>
    </style:style>
    <style:style style:name="Code_20_end" style:display-name="Code end" style:family="paragraph" style:parent-style-name="Code" style:next-style-name="Text_20_body">
      <style:paragraph-properties fo:margin-top="0in" fo:margin-bottom="0.0598in" fo:background-color="transparent">
        <style:background-image/>
      </style:paragraph-properties>
    </style:style>
    <style:style style:name="Code_2c__20_comment_20__28_different_20_color_29_" style:display-name="Code, comment (different color)" style:family="paragraph" style:parent-style-name="Code">
      <style:text-properties fo:color="#d63247"/>
    </style:style>
    <style:style style:name="Equation" style:family="paragraph" style:parent-style-name="Text_20_body">
      <style:paragraph-properties fo:text-align="center" style:justify-single-word="false"/>
      <style:text-properties fo:language="zxx" fo:country="none"/>
    </style:style>
    <style:style style:name="Indented" style:family="paragraph" style:parent-style-name="Text_20_body" style:class="text">
      <style:paragraph-properties fo:margin-left="0.4in" fo:margin-right="0in" fo:text-indent="0in" style:auto-text-indent="false"/>
    </style:style>
    <style:style style:name="Lesson" style:family="paragraph" style:parent-style-name="Text_20_body" style:class="text" style:master-page-name="">
      <style:paragraph-properties fo:margin-left="0.4in" fo:margin-right="0.2in" fo:text-indent="0in" style:auto-text-indent="false" style:page-number="auto" fo:background-color="transparent" fo:padding="0.0201in" fo:border="0.0071in solid #000000" style:shadow="none">
        <style:background-image/>
      </style:paragraph-properties>
    </style:style>
    <style:style style:name="Reference" style:family="paragraph" style:parent-style-name="Standard" style:class="text">
      <style:paragraph-properties fo:margin-top="0in" fo:margin-bottom="0.0402in" style:shadow="none"/>
    </style:style>
    <style:style style:name="Where" style:family="paragraph" style:parent-style-name="Text_20_body" style:class="text">
      <style:paragraph-properties fo:margin-left="0.5in" fo:margin-right="0in" fo:margin-top="0in" fo:margin-bottom="0in" fo:text-indent="0in" style:auto-text-indent="false"/>
    </style:style>
    <style:style style:name="Where_20_end" style:display-name="Where end" style:family="paragraph" style:parent-style-name="Where" style:next-style-name="Text_20_body" style:class="text">
      <style:paragraph-properties fo:margin-left="0.5in" fo:margin-right="0in" fo:margin-top="0in" fo:margin-bottom="0.0598in" fo:text-indent="0in" style:auto-text-indent="false"/>
    </style:style>
    <style:style style:name="xx_20_Needs_20_attention" style:display-name="xx Needs attention" style:family="paragraph" style:parent-style-name="Text_20_body" style:class="text">
      <style:paragraph-properties fo:background-color="#ffff99">
        <style:background-image/>
      </style:paragraph-properties>
    </style:style>
    <style:style style:name="xx_20_Hidden" style:display-name="xx Hidden" style:family="paragraph" style:parent-style-name="Text_20_body" style:class="text">
      <style:paragraph-properties fo:background-color="#fff0f0">
        <style:background-image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left="0.4in" fo:margin-right="0in" fo:margin-top="0.0598in" fo:margin-bottom="0.0598in" fo:text-indent="0in" style:auto-text-indent="false"/>
      <style:text-properties fo:color="#666666" fo:font-size="11pt" style:text-underline-style="solid" style:text-underline-type="double" style:text-underline-width="auto" style:text-underline-color="font-color" fo:font-weight="bold" style:font-size-asian="75%" style:font-weight-asian="bold" style:font-size-complex="75%" style:font-weight-complex="bold"/>
    </style:style>
    <style:style style:name="Subtitle_2c__20_no_20_space" style:display-name="Subtitle, no space" style:family="paragraph" style:parent-style-name="Subtitle">
      <style:paragraph-properties fo:margin-top="0in" fo:margin-bottom="0in"/>
    </style:style>
    <style:style style:name="Text_20_body_2c__20_no_20_space_20_after" style:display-name="Text body, no space after" style:family="paragraph" style:parent-style-name="Text_20_body">
      <style:paragraph-properties fo:margin-top="0in" fo:margin-bottom="0in"/>
    </style:style>
    <style:style style:name="Figure" style:family="paragraph" style:parent-style-name="Caption">
      <style:paragraph-properties fo:text-align="center" style:justify-single-word="false"/>
      <style:text-properties fo:font-style="normal" fo:font-weight="bold"/>
    </style:style>
    <style:style style:name="Quote" style:family="paragraph" style:parent-style-name="Text_20_body">
      <style:paragraph-properties fo:margin-left="0.3in" fo:margin-right="0in" fo:text-indent="0in" style:auto-text-indent="false"/>
      <style:text-properties fo:color="#000080" fo:font-style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Update_20_applied" style:display-name="Update applied" style:family="paragraph" style:parent-style-name="Text_20_body">
      <style:paragraph-properties fo:background-color="#eaffea" style:shadow="none">
        <style:background-image/>
      </style:paragraph-properties>
    </style:style>
    <style:style style:name="Text_20_body_2c__20_no_20_spell_20_check" style:display-name="Text body, no spell check" style:family="paragraph" style:parent-style-name="Text_20_body">
      <style:text-properties fo:language="zxx" fo:country="none"/>
    </style:style>
    <style:style style:name="Text_20_body_2c__20_no_20_space_20_after_2c__20_no_20_spell" style:display-name="Text body, no space after, no spell" style:family="paragraph" style:parent-style-name="Text_20_body_2c__20_no_20_space_20_after">
      <style:text-properties fo:language="zxx" fo:country="none"/>
    </style:style>
    <style:style style:name="Example" style:family="paragraph" style:parent-style-name="Text_20_body">
      <style:paragraph-properties fo:margin-left="0.472in" fo:margin-right="0in" fo:text-indent="0in" style:auto-text-indent="false" fo:background-color="transparent" fo:padding-left="0.0783in" fo:padding-right="0.0193in" fo:padding-top="0.0193in" fo:padding-bottom="0.0193in" fo:border-left="0.028in solid #cccccc" fo:border-right="none" fo:border-top="none" fo:border-bottom="none" style:shadow="none">
        <style:background-image/>
      </style:paragraph-properties>
    </style:style>
    <style:style style:name="Code_2c__20_no_20_spelling" style:display-name="Code, no spelling" style:family="paragraph" style:parent-style-name="Code"/>
    <style:style style:name="Code_20_end_2c__20_no_20_spelling" style:display-name="Code end, no spelling" style:family="paragraph" style:parent-style-name="Code_20_end"/>
    <style:style style:name="Aside_2c__20_smaller_20_font" style:display-name="Aside, smaller font" style:family="paragraph" style:parent-style-name="Aside">
      <style:text-properties style:font-size-rel="-1pt"/>
    </style:style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Bullets_2c__20_diamond_2c__20_normal" style:display-name="Bullets, diamond, normal" style:family="paragraph" style:parent-style-name="Text_20_body" style:list-style-name="Bullets_2c__20_diamond"/>
    <style:style style:name="Bullets_2c__20_diamond_2c__20_tight" style:display-name="Bullets, diamond, tight" style:family="paragraph" style:parent-style-name="Bullets_2c__20_diamond_2c__20_normal">
      <style:paragraph-properties fo:margin-top="0in" fo:margin-bottom="0in"/>
    </style:style>
    <style:style style:name="Table" style:family="paragraph" style:parent-style-name="Caption" style:class="extra">
      <style:paragraph-properties fo:text-align="center" style:justify-single-word="false"/>
      <style:text-properties fo:font-style="normal" fo:font-weight="bold"/>
    </style:style>
    <style:style style:name="Indented_2c__20_no_20_space_20_after" style:display-name="Indented, no space after" style:family="paragraph" style:parent-style-name="Indented">
      <style:paragraph-properties fo:margin-top="0in" fo:margin-bottom="0in"/>
    </style:style>
    <style:style style:name="Abstract" style:family="paragraph" style:parent-style-name="Text_20_body" style:master-page-name="">
      <style:paragraph-properties fo:margin-left="0.3937in" fo:margin-right="0.1965in" fo:text-indent="0in" style:auto-text-indent="false" style:page-number="auto"/>
      <style:text-properties fo:font-style="italic"/>
    </style:style>
    <style:style style:name="Abstract_2c__20_no_20_space_20_after" style:display-name="Abstract, no space after" style:family="paragraph" style:parent-style-name="Abstract">
      <style:paragraph-properties fo:margin-top="0in" fo:margin-bottom="0in"/>
    </style:style>
    <style:style style:name="Terminal_2c__20_white" style:display-name="Terminal, white" style:family="paragraph" style:parent-style-name="Text_20_body">
      <style:paragraph-properties fo:margin-left="0.4in" fo:margin-right="0in" fo:margin-top="0in" fo:margin-bottom="0in" fo:text-indent="0in" style:auto-text-indent="false" fo:background-color="#000000">
        <style:background-image/>
      </style:paragraph-properties>
      <style:text-properties fo:color="#ffffff" style:font-name="Lucida Console" fo:font-size="10pt" fo:language="zxx" fo:country="none"/>
    </style:style>
    <style:style style:name="Terminal_2c__20_green" style:display-name="Terminal, green" style:family="paragraph" style:parent-style-name="Terminal_2c__20_white">
      <style:paragraph-properties fo:margin-top="0in" fo:margin-bottom="0in"/>
      <style:text-properties fo:color="#00ff00"/>
    </style:style>
    <style:style style:name="Terminal_2c__20_white_2c__20_end" style:display-name="Terminal, white, end" style:family="paragraph" style:parent-style-name="Terminal_2c__20_white">
      <style:paragraph-properties fo:margin-top="0in" fo:margin-bottom="0.0591in"/>
    </style:style>
    <style:style style:name="Book_20_title" style:display-name="Book title" style:family="text" style:parent-style-name="Default_2c__20_custom">
      <style:text-properties fo:font-style="italic"/>
    </style:style>
    <style:style style:name="Code" style:family="text" style:parent-style-name="Default_2c__20_custom">
      <style:text-properties fo:color="#000099" style:font-name="Lucida Console" fo:font-size="11pt" fo:language="zxx" fo:country="none"/>
    </style:style>
    <style:style style:name="Code_2c__20_important" style:display-name="Code, important" style:family="text" style:parent-style-name="Code">
      <style:text-properties fo:color="#d63247"/>
    </style:style>
    <style:style style:name="Important_2c__20_black" style:display-name="Important, black" style:family="text" style:parent-style-name="Default_2c__20_custom">
      <style:text-properties fo:font-weight="bold"/>
    </style:style>
    <style:style style:name="Important_2c__20_blue" style:display-name="Important, blue" style:family="text" style:parent-style-name="Important_2c__20_black">
      <style:text-properties fo:color="#00538d"/>
    </style:style>
    <style:style style:name="Important_2c__20_bordeaux" style:display-name="Important, bordeaux" style:family="text" style:parent-style-name="Important_2c__20_black">
      <style:text-properties fo:color="#993366"/>
    </style:style>
    <style:style style:name="Important_2c__20_green" style:display-name="Important, green" style:family="text" style:parent-style-name="Important_2c__20_black">
      <style:text-properties fo:color="#008000"/>
    </style:style>
    <style:style style:name="Important_2c__20_red" style:display-name="Important, red" style:family="text" style:parent-style-name="Important_2c__20_black">
      <style:text-properties fo:color="#ff0000"/>
    </style:style>
    <style:style style:name="Keyword" style:family="text" style:parent-style-name="Default_2c__20_custom">
      <style:text-properties fo:color="#008080" fo:font-weight="bold"/>
    </style:style>
    <style:style style:name="Section" style:family="text" style:parent-style-name="Default_2c__20_custom">
      <style:text-properties fo:font-style="oblique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Default_2c__20_custom" style:display-name="Default, custom" style:family="text">
      <style:text-properties style:font-name="Arial" fo:font-size="11pt"/>
    </style:style>
    <style:style style:name="Article_20_title" style:display-name="Article title" style:family="text" style:parent-style-name="Book_20_title">
      <style:text-properties fo:font-style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>
      <style:text-properties fo:color="#b2b2b2" style:font-name="DejaVu Sans" fo:font-size="9pt" fo:background-color="transparent"/>
    </style:style>
    <style:style style:name="xx_20__28_Needs_20_attention_29_" style:display-name="xx (Needs attention)" style:family="text">
      <style:text-properties style:font-name="Arial" fo:font-size="11pt" fo:font-weight="normal" fo:background-color="#ffff99"/>
    </style:style>
    <style:style style:name="Example_20_header" style:display-name="Example header" style:family="text">
      <style:text-properties style:font-name="Arial1" fo:font-size="11pt" fo:font-style="italic" fo:font-weight="bold"/>
    </style:style>
    <style:style style:name="SI_20_unit" style:display-name="SI unit" style:family="text">
      <style:text-properties style:font-name="DejaVu Serif" fo:font-size="11pt" fo:font-weight="normal"/>
    </style:style>
    <style:style style:name="SI_20_unit_2c__20_extra-visible" style:display-name="SI unit, extra-visible" style:family="text" style:parent-style-name="SI_20_unit">
      <style:text-properties fo:color="#ffffff" fo:letter-spacing="normal" style:text-underline-style="none" fo:font-weight="bold" fo:background-color="#560072"/>
    </style:style>
    <style:style style:name="Reference" style:family="text">
      <style:text-properties fo:color="#005900" style:font-name="Arial3" fo:font-size="11pt" fo:language="zxx" fo:country="none" fo:font-style="italic" fo:font-weight="normal"/>
    </style:style>
    <style:style style:name="Code_2c__20_smaller_20_font" style:display-name="Code, smaller font" style:family="text" style:parent-style-name="Code">
      <style:text-properties style:font-size-rel="-1pt" fo:background-color="transparent"/>
    </style:style>
    <style:style style:name="Default_2c__20_no_20_spell_20_check" style:display-name="Default, no spell check" style:family="text" style:parent-style-name="Default_2c__20_custom">
      <style:text-properties fo:language="zxx" fo:country="none"/>
    </style:style>
    <style:style style:name="URL" style:family="text">
      <style:text-properties fo:color="#000080" style:font-name="Arial" fo:font-size="11pt" fo:language="zxx" fo:country="none" style:text-underline-style="solid" style:text-underline-width="auto" style:text-underline-color="font-color" fo:font-weight="normal" style:language-asian="zxx" style:country-asian="none" style:language-complex="zxx" style:country-complex="none"/>
    </style:style>
    <style:style style:name="Terminal_2c__20_white_20_text_20_on_20_blue" style:display-name="Terminal, white text on blue" style:family="text">
      <style:text-properties fo:color="#ffffff" style:font-name="Lucida Console" fo:font-size="10pt" fo:font-weight="normal" fo:background-color="#0000ff"/>
    </style:style>
    <style:style style:name="OLE" style:family="graphic">
      <style:graphic-properties text:anchor-type="paragraph" svg:x="0in" svg:y="0in" fo:margin-top="0in" fo:margin-bottom="0.1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fo:margin-top="0in" fo:margin-bottom="0.0598in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Bullets_2c__20_round_2c__20_flush" style:display-name="Bullets, round, flush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0.15in" fo:margin-left="0.35in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0.15in" fo:margin-left="0.55in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15in" fo:margin-left="0.75in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15in" fo:margin-left="0.95in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15in" fo:margin-left="1.15in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15in" fo:margin-left="1.35in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15in" fo:margin-left="1.55in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15in" fo:margin-left="1.75in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15in" fo:margin-left="1.95in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15in" fo:margin-left="2.15in"/>
        </style:list-level-properties>
        <style:text-properties style:font-name="Arial2"/>
      </text:list-level-style-bullet>
    </text:list-style>
    <text:list-style style:name="Bullets_2c__20_diamonds_2c__20_flush" style:display-name="Bullets, diamonds, flush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0.1in" fo:margin-left="0.3in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0.1in" fo:margin-left="0.5in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0.1in" fo:margin-left="0.9in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0.1in" fo:margin-left="1.1in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0.1in" fo:margin-left="1.3in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0.1in" fo:margin-left="1.5in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0.1in" fo:margin-left="1.7in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0.1in" fo:margin-left="1.9in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0.1in" fo:margin-left="2.1in"/>
        </style:list-level-properties>
        <style:text-properties style:font-name="Arial2"/>
      </text:list-level-style-bullet>
    </text:list-style>
    <text:list-style style:name="Numbered_2c__20_flush" style:display-name="Numbered, flush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0.3in" fo:margin-left="0.9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0.3in" fo:margin-left="1.1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0.3in" fo:margin-left="1.3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0.3in" fo:margin-left="1.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0.3in" fo:margin-left="1.7in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0.3in" fo:margin-left="1.9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0.3in" fo:margin-left="2.1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0.3in" fo:margin-left="2.3in"/>
        </style:list-level-properties>
        <style:text-properties fo:font-family="StarSymbol" style:font-charset="x-symbol"/>
      </text:list-level-style-bullet>
    </text:list-style>
    <text:list-style style:name="Bullets_2c__20_diamond" style:display-name="Bullets, diamond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0.1in" fo:margin-left="0.5in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0.1in" fo:margin-left="0.9in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0.1in" fo:margin-left="1.1in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0.1in" fo:margin-left="1.3in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0.1in" fo:margin-left="1.5in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0.1in" fo:margin-left="1.7in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0.1in" fo:margin-left="1.9in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0.1in" fo:margin-left="2.1in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0.1in" fo:margin-left="2.3in"/>
        </style:list-level-properties>
        <style:text-properties style:font-name="Arial2"/>
      </text:list-level-style-bullet>
    </text:list-style>
    <text:list-style style:name="Bullets_2c__20_round" style:display-name="Bullets, round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0.15in" fo:margin-left="0.55in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0.15in" fo:margin-left="0.75in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15in" fo:margin-left="0.95in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15in" fo:margin-left="1.15in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15in" fo:margin-left="1.35in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15in" fo:margin-left="1.55in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15in" fo:margin-left="1.75in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15in" fo:margin-left="1.95in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15in" fo:margin-left="2.15in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15in" fo:margin-left="2.35in"/>
        </style:list-level-properties>
        <style:text-properties style:font-name="Arial2"/>
      </text:list-level-style-bullet>
    </text:list-style>
    <text:list-style style:name="Bullets_2c__20_round_2c__20_table" style:display-name="Bullets, round, table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0.15in" fo:margin-left="0.15in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0.15in" fo:margin-left="0.35in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15in" fo:margin-left="0.55in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15in" fo:margin-left="0.75in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15in" fo:margin-left="0.95in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15in" fo:margin-left="1.15in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15in" fo:margin-left="1.35in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15in" fo:margin-left="1.55in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15in" fo:margin-left="1.75in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15in" fo:margin-left="1.95in"/>
        </style:list-level-properties>
        <style:text-properties style:font-name="Arial2"/>
      </text:list-level-style-bullet>
    </text:list-style>
    <text:list-style style:name="Bullets_2c__20_diamond_2c__20_table" style:display-name="Bullets, diamond, table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0.1in" fo:margin-left="0.1in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0.1in" fo:margin-left="0.3in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0.1in" fo:margin-left="0.5in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0.1in" fo:margin-left="0.9in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0.1in" fo:margin-left="1.1in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0.1in" fo:margin-left="1.3in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0.1in" fo:margin-left="1.5in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0.1in" fo:margin-left="1.7in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0.1in" fo:margin-left="1.9in"/>
        </style:list-level-properties>
        <style:text-properties style:font-name="Arial2"/>
      </text:list-level-style-bullet>
    </text:list-style>
    <text:list-style style:name="Numbered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3929in" fo:margin-left="0.5902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0.3937in" fo:margin-left="0.7874in"/>
        </style:list-level-properties>
      </text:list-level-style-number>
      <text:list-level-style-number text:level="3" text:style-name="Numbering_20_Symbols" style:num-prefix=" " style:num-suffix=")" style:num-format="1">
        <style:list-level-properties text:list-level-position-and-space-mode="label-alignment">
          <style:list-level-label-alignment text:label-followed-by="listtab" fo:text-indent="-0.3937in" fo:margin-left="0.9839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fo:text-indent="-0.3937in" fo:margin-left="1.1811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0.3937in" fo:margin-left="1.378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0.3937in" fo:margin-left="1.5752in"/>
        </style:list-level-properties>
      </text:list-level-style-number>
      <text:list-level-style-number text:level="7" text:style-name="Numbering_20_Symbols" style:num-prefix=" " style:num-suffix="." style:num-format="i">
        <style:list-level-properties text:list-level-position-and-space-mode="label-alignment">
          <style:list-level-label-alignment text:label-followed-by="listtab" fo:text-indent="-0.3937in" fo:margin-left="1.7717in"/>
        </style:list-level-properties>
      </text:list-level-style-number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fo:text-indent="-0.3937in" fo:margin-left="1.9689in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fo:text-indent="-0.3937in" fo:margin-left="2.1654in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fo:text-indent="-0.3937in" fo:margin-left="2.3626in"/>
        </style:list-level-properties>
        <style:text-properties fo:font-family="StarSymbol" style:font-charset="x-symbol"/>
      </text:list-level-style-bullet>
    </text:list-style>
    <text:list-style style:name="Numbered_2c__20_table" style:display-name="Numbered, tabl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0.3in" fo:margin-left="0.9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0.3in" fo:margin-left="1.1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0.3in" fo:margin-left="1.3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0.3in" fo:margin-left="1.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fo:text-indent="-0.3in" fo:margin-left="1.7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fo:text-indent="-0.3in" fo:margin-left="1.9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fo:text-indent="-0.3in" fo:margin-left="2.1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in" fo:margin-bottom="0.3in" fo:margin-left="0.3in" fo:margin-right="0.3in" style:shadow="none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1in" fo:page-height="8.5in" style:num-format="1" style:print-orientation="landscape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5in" fo:page-height="11in" style:num-format="1" style:print-orientation="portrait" fo:margin-top="1in" fo:margin-bottom="1in" fo:margin-left="1in" fo:margin-right="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ortrait_2c__20_3_2f_4_22__20_margins" style:display-name="Portrait, 3/4&quot; margins" style:page-layout-name="Mpm1"/>
    <style:master-page style:name="Portrait_2c__20_1_2f_2_22__20_margins" style:display-name="Portrait, 1/2&quot; margins" style:page-layout-name="Mpm2"/>
    <style:master-page style:name="Portrait_2c__20_0.3_22__20_margins" style:display-name="Portrait, 0.3&quot; margins" style:page-layout-name="Mpm3"/>
    <style:master-page style:name="Landscape_2c__20_0.3_22__20_margins" style:display-name="Landscape, 0.3&quot; margins" style:page-layout-name="Mpm4"/>
    <style:master-page style:name="Landscape_2c__20_1_2f_2_22__20_margins" style:display-name="Landscape, 1/2&quot; margins" style:page-layout-name="Mpm5"/>
    <style:master-page style:name="Landscape_2c__20_3_2f_4_22__20_margins" style:display-name="Landscape, 3/4&quot; margins" style:page-layout-name="Mpm6"/>
    <style:master-page style:name="Portrait_2c__20_1_22__20_margins" style:display-name="Portrait, 1&quot; margins" style:page-layout-name="Mpm7"/>
    <style:master-page style:name="Landscape_2c__20_1_22__20_margins" style:display-name="Landscape, 1&quot; margins" style:page-layout-name="Mpm8"/>
    <style:master-page style:name="Title_20_page_2c__20_portrait" style:display-name="Title page, portrait" style:page-layout-name="Mpm9" style:next-style-name="Standard"/>
    <style:master-page style:name="Title_20_page_2c__20_landscape" style:display-name="Title page, landscape" style:page-layout-name="Mpm8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25T10:27:34.346889504</meta:creation-date>
    <meta:generator>OpenOffice/4.1.6$Win32 OpenOffice.org_project/416m1$Build-9790</meta:generator>
    <meta:editing-duration>P0D</meta:editing-duration>
    <meta:editing-cycles>1</meta:editing-cycles>
    <meta:document-statistic meta:table-count="0" meta:image-count="0" meta:object-count="0" meta:page-count="3" meta:paragraph-count="94" meta:word-count="964" meta:character-count="5503"/>
    <meta:template xlink:type="simple" xlink:actuate="onRequest" xlink:title="Normal" xlink:href="../Normal.ott" meta:date="2014-12-28T08:19:31.36"/>
  </office:meta>
</office:document-meta>
</file>